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alJUnit4SpringContextTests.executeSqlScript( String sqlResourcePath , boolean continue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ransactionalJUnit4SpringContextTests.setSqlScriptEncoding( String sqlScrip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JUnit4SpringContextTests.deleteFromTables( String ...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JUnit4SpringContextTests.countRowsInTableWhere( String tableName , String whereCl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JUnit4SpringContextTests.countRowsInTabl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JUnit4SpringContextTests.deleteFromTableWhere( String tableName , String whereClause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JUnit4SpringContextTests.dropTables( String ...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JUnit4SpringContext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